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207da4" officeooo:paragraph-rsid="00038920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207da4" officeooo:paragraph-rsid="0000abd4" style:font-size-asian="12pt" style:font-weight-asian="bold" style:font-size-complex="12pt" style:font-weight-complex="bold"/>
    </style:style>
    <style:style style:name="P3" style:family="paragraph" style:parent-style-name="Standard" style:list-style-name="L2">
      <style:text-properties fo:font-size="12pt" fo:font-weight="normal" officeooo:rsid="00207da4" officeooo:paragraph-rsid="0000abd4" style:font-size-asian="12pt" style:font-weight-asian="normal" style:font-size-complex="12pt" style:font-weight-complex="normal"/>
    </style:style>
    <style:style style:name="P4" style:family="paragraph" style:parent-style-name="Standard" style:list-style-name="L3">
      <style:text-properties fo:font-size="12pt" fo:font-weight="normal" officeooo:rsid="00207da4" officeooo:paragraph-rsid="0000abd4" style:font-size-asian="12pt" style:font-weight-asian="normal" style:font-size-complex="12pt" style:font-weight-complex="normal"/>
    </style:style>
    <style:style style:name="P5" style:family="paragraph" style:parent-style-name="Standard" style:list-style-name="L5">
      <style:text-properties fo:font-size="12pt" fo:font-weight="normal" officeooo:rsid="00207da4" officeooo:paragraph-rsid="00038920" style:font-size-asian="12pt" style:font-weight-asian="normal" style:font-size-complex="12pt" style:font-weight-complex="normal"/>
    </style:style>
    <style:style style:name="P6" style:family="paragraph" style:parent-style-name="Standard" style:list-style-name="L6">
      <style:text-properties fo:font-size="12pt" fo:font-weight="normal" officeooo:rsid="00207da4" officeooo:paragraph-rsid="00053544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207da4" officeooo:paragraph-rsid="000ba65d" style:font-size-asian="12pt" style:font-weight-asian="normal" style:font-size-complex="12pt" style:font-weight-complex="normal"/>
    </style:style>
    <style:style style:name="P8" style:family="paragraph" style:parent-style-name="Standard" style:list-style-name="L7">
      <style:text-properties fo:font-size="12pt" fo:font-weight="normal" officeooo:rsid="00207da4" officeooo:paragraph-rsid="000ba65d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text-properties fo:font-size="12pt" fo:font-weight="normal" officeooo:rsid="00257a72" officeooo:paragraph-rsid="0000abd4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57a72" officeooo:paragraph-rsid="0000abd4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text-properties fo:font-size="12pt" fo:font-weight="normal" officeooo:rsid="00257a72" officeooo:paragraph-rsid="0000abd4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text-properties fo:font-size="12pt" fo:font-weight="normal" officeooo:rsid="00273043" officeooo:paragraph-rsid="0000abd4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273043" officeooo:paragraph-rsid="0000abd4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text-properties fo:font-size="12pt" fo:font-weight="normal" officeooo:rsid="00273043" officeooo:paragraph-rsid="0000abd4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text-properties fo:font-size="12pt" fo:font-weight="normal" officeooo:rsid="002732b6" officeooo:paragraph-rsid="0000abd4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038920" officeooo:paragraph-rsid="00038920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text-properties fo:font-size="12pt" fo:font-weight="normal" officeooo:rsid="00038920" officeooo:paragraph-rsid="00038920" style:font-size-asian="12pt" style:font-weight-asian="normal" style:font-size-complex="12pt" style:font-weight-complex="normal"/>
    </style:style>
    <style:style style:name="P18" style:family="paragraph" style:parent-style-name="Standard" style:list-style-name="L5">
      <style:text-properties fo:font-size="12pt" fo:font-weight="normal" officeooo:rsid="00239d0c" officeooo:paragraph-rsid="00038920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239d0c" officeooo:paragraph-rsid="00038920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053544" officeooo:paragraph-rsid="00053544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bold" officeooo:rsid="00257a72" officeooo:paragraph-rsid="0000abd4" style:font-size-asian="12pt" style:font-weight-asian="bold" style:font-size-complex="12pt" style:font-weight-complex="bold"/>
    </style:style>
    <style:style style:name="P22" style:family="paragraph" style:parent-style-name="Standard">
      <style:text-properties fo:font-size="12pt" fo:font-weight="bold" officeooo:rsid="00273043" officeooo:paragraph-rsid="0000abd4" style:font-size-asian="12pt" style:font-weight-asian="bold" style:font-size-complex="12pt" style:font-weight-complex="bold"/>
    </style:style>
    <style:style style:name="P23" style:family="paragraph" style:parent-style-name="Standard">
      <style:text-properties fo:font-size="12pt" fo:font-weight="bold" officeooo:rsid="00038920" officeooo:paragraph-rsid="00038920" style:font-size-asian="12pt" style:font-weight-asian="bold" style:font-size-complex="12pt" style:font-weight-complex="bold"/>
    </style:style>
    <style:style style:name="P24" style:family="paragraph" style:parent-style-name="Standard">
      <style:text-properties fo:font-size="12pt" fo:font-weight="bold" officeooo:rsid="00053544" officeooo:paragraph-rsid="00053544" style:font-size-asian="12pt" style:font-weight-asian="bold" style:font-size-complex="12pt" style:font-weight-complex="bold"/>
    </style:style>
    <style:style style:name="T1" style:family="text">
      <style:text-properties officeooo:rsid="00273043"/>
    </style:style>
    <style:style style:name="T2" style:family="text">
      <style:text-properties officeooo:rsid="00257a72"/>
    </style:style>
    <style:style style:name="T3" style:family="text">
      <style:text-properties officeooo:rsid="00024691"/>
    </style:style>
    <style:style style:name="T4" style:family="text">
      <style:text-properties officeooo:rsid="00038920"/>
    </style:style>
    <style:style style:name="T5" style:family="text">
      <style:text-properties officeooo:rsid="00239d0c"/>
    </style:style>
    <style:style style:name="T6" style:family="text">
      <style:text-properties officeooo:rsid="00053544"/>
    </style:style>
    <style:style style:name="T7" style:family="text">
      <style:text-properties officeooo:rsid="00072d99"/>
    </style:style>
    <style:style style:name="T8" style:family="text">
      <style:text-properties officeooo:rsid="000ba65d"/>
    </style:style>
    <style:style style:name="T9" style:family="text">
      <style:text-properties officeooo:rsid="0027e487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Regular Expression</text:span><text:span text:style-name="T3">s</text:span></text:p>
      <text:list xml:id="list5452000153920908238" text:style-name="L1">
        <text:list-item>
          <text:p text:style-name="P9">A way of describing languages</text:p>
        </text:list-item>
        <text:list-item>
          <text:p text:style-name="P9">Value of a regular expressions is a regular language</text:p>
        </text:list-item>
        <text:list-item>
          <text:p text:style-name="P12">Precedence : Star, concatenation, union</text:p>
        </text:list-item>
        <text:list-item>
          <text:p text:style-name="P12">Language described by a regular expression is denoted by L(R)</text:p>
        </text:list-item>
        <text:list-item>
          <text:p text:style-name="P15">Regular expression are useful tools in the design of compiler for programming languages</text:p>
        </text:list-item>
        <text:list-item>
          <text:p text:style-name="P15">Specifically they help in describing the token of a programming language, which are then used to generate a lexical analyzer by an automatic system</text:p>
        </text:list-item>
        <text:list-item>
          <text:p text:style-name="P15">Regular expressions and FSM are equivalen in their descriptive powers</text:p>
        </text:list-item>
      </text:list>
      <text:p text:style-name="P10"/>
      <text:p text:style-name="P21">Formal definition of regular expressions</text:p>
      <text:p text:style-name="P10">R is a regular expression if R is either of</text:p>
      <text:list xml:id="list4898570489083213884" text:style-name="L2">
        <text:list-item>
          <text:p text:style-name="P11">a, i.e., the language decribed is { a }</text:p>
        </text:list-item>
        <text:list-item>
          <text:p text:style-name="P3"><text:span text:style-name="T2"><draw:frame draw:style-name="fr1" draw:name="Object15" text:anchor-type="as-char" svg:width="0.406cm" svg:height="0.2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">, i.e., the language decribed is </text:span><text:span text:style-name="T2"><draw:frame draw:style-name="fr1" draw:name="Object16" text:anchor-type="as-char" svg:width="0.774cm" svg:height="0.466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  </text:list-item>
        <text:list-item>
          <text:p text:style-name="P3"><text:span text:style-name="T2"><draw:frame draw:style-name="fr1" draw:name="Object17" text:anchor-type="as-char" svg:width="0.57cm" svg:height="0.423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">, i.e., the language consists of no strings</text:span></text:p>
        </text:list-item>
        <text:list-item>
          <text:p text:style-name="P3"><text:span text:style-name="T2"><draw:frame draw:style-name="fr1" draw:name="Object18" text:anchor-type="as-char" svg:width="1.409cm" svg:height="0.531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">, i.e., the lnaguage consists of strings generated by</text:span><text:span text:style-name="T2"><draw:frame draw:style-name="fr1" draw:name="Object19" text:anchor-type="as-char" svg:width="1.409cm" svg:height="0.53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  </text:list-item>
        <text:list-item>
          <text:p text:style-name="P3"><text:span text:style-name="T2"><draw:frame draw:style-name="fr1" draw:name="Object20" text:anchor-type="as-char" svg:width="1.191cm" svg:height="0.531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">, i.e.,</text:span><text:span text:style-name="T2"><draw:frame draw:style-name="fr1" draw:name="Object21" text:anchor-type="as-char" svg:width="3.27cm" svg:height="0.531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  </text:list-item>
        <text:list-item>
          <text:p text:style-name="P3"><text:span text:style-name="T2"><draw:frame draw:style-name="fr1" draw:name="Object22" text:anchor-type="as-char" svg:width="0.624cm" svg:height="0.591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">, i.e.,</text:span><text:span text:style-name="T2"><draw:frame draw:style-name="fr1" draw:name="Object23" text:anchor-type="as-char" svg:width="2.702cm" svg:height="0.591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  </text:list-item>
      </text:list>
      <text:p text:style-name="P13"/>
      <text:p text:style-name="P22">Regular expressions identities</text:p>
      <text:list xml:id="list3802847028971527512" text:style-name="L3">
        <text:list-item>
          <text:p text:style-name="P14"><draw:frame draw:style-name="fr1" draw:name="Object26" text:anchor-type="as-char" svg:width="1.87cm" svg:height="0.467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</text:list-item>
        <text:list-item>
          <text:p text:style-name="P14"><draw:frame draw:style-name="fr1" draw:name="Object27" text:anchor-type="as-char" svg:width="1.545cm" svg:height="0.467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</text:list-item>
        <text:list-item>
          <text:p text:style-name="P4"><text:span text:style-name="T1"><draw:frame draw:style-name="fr1" draw:name="Object24" text:anchor-type="as-char" svg:width="1.7cm" svg:height="0.467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"> , R = 0, L(R) = { 0}, </text:span><text:span text:style-name="T1"><draw:frame draw:style-name="fr1" draw:name="Object25" text:anchor-type="as-char" svg:width="2.955cm" svg:height="0.483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  </text:list-item>
        <text:list-item>
          <text:p text:style-name="P4"><text:span text:style-name="T1"><draw:frame draw:style-name="fr1" draw:name="Object28" text:anchor-type="as-char" svg:width="1.729cm" svg:height="0.467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">, R = 0, L(R) = { 0 }, </text:span><text:span text:style-name="T1"><draw:frame draw:style-name="fr1" draw:name="Object29" text:anchor-type="as-char" svg:width="2.397cm" svg:height="0.483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  </text:list-item>
        <text:list-item>
          <text:p text:style-name="P14"><draw:frame draw:style-name="fr1" draw:name="Object30" text:anchor-type="as-char" svg:width="1.254cm" svg:height="0.522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</text:list-item>
      </text:list>
      <text:p text:style-name="P13"/>
      <text:p text:style-name="P16">Equivalence with finite automata</text:p>
      <text:list xml:id="list8396646850805169870" text:style-name="L4">
        <text:list-item>
          <text:p text:style-name="P17">A language is regular if and only if some RE descrives it.</text:p>
        </text:list-item>
        <text:list-item>
          <text:p text:style-name="P17">Conversion of a RE to a FA</text:p>
          <text:list>
            <text:list-item>
              <text:p text:style-name="P17">Use methods specfied in exhibiting closue of regular lnaguages under star, concatenation and union</text:p>
            </text:list-item>
          </text:list>
        </text:list-item>
        <text:list-item>
          <text:p text:style-name="P17">Conversion of a finite automata to a regular language</text:p>
          <text:list>
            <text:list-item>
              <text:p text:style-name="P17">n-state DFA → (n+2) state GNFA → (n+1) state GNFA → n-state GNFA → (n-1) state GNFA → … → 2 state GNFA → Regular expression is the label of tranition between the two states</text:p>
            </text:list-item>
          </text:list>
        </text:list-item>
      </text:list>
      <text:p text:style-name="P16"/>
      <text:p text:style-name="P23">Generalized non-determinisistic finite automata</text:p>
      <text:p text:style-name="P1"><text:span text:style-name="T5"><draw:frame draw:style-name="fr2" draw:name="Object5" text:anchor-type="as-char" svg:y="-0.406cm" svg:width="4.995cm" svg:height="0.586cm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5">, where </text:span></text:p>
      <text:list xml:id="list3300037260169641047" text:style-name="L5">
        <text:list-item>
          <text:p text:style-name="P18">Q is a finite set containing states</text:p>
        </text:list-item>
        <text:list-item>
          <text:p text:style-name="P5"><text:span text:style-name="T5"><draw:frame draw:style-name="fr1" draw:name="Object6" text:anchor-type="as-char" svg:width="0.466cm" svg:height="0.319cm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5">is the alphabet</text:span></text:p>
        </text:list-item>
        <text:list-item>
          <text:p text:style-name="P5"><text:span text:style-name="T5"><draw:frame draw:style-name="fr2" draw:name="Object7" text:anchor-type="as-char" svg:y="-0.377cm" svg:width="5.759cm" svg:height="0.533cm" draw:z-index="18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5">is the transition function. </text:span><text:span text:style-name="T4">R is the collection of all regular expressions over %SIGMA</text:span></text:p>
        </text:list-item>
        <text:list-item>
          <text:p text:style-name="P5"><text:span text:style-name="T5"><draw:frame draw:style-name="fr2" draw:name="Object8" text:anchor-type="as-char" svg:y="-0.377cm" svg:width="1.588cm" svg:height="0.533cm" draw:z-index="19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5">is the start state</text:span></text:p>
        </text:list-item>
        <text:list-item>
          <text:p text:style-name="P5"><text:span text:style-name="T5"><draw:frame draw:style-name="fr2" draw:name="Object1" text:anchor-type="as-char" svg:y="-0.377cm" svg:width="1.776cm" svg:height="0.533cm" draw:z-index="20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5">is the </text:span><text:span text:style-name="T4">accept</text:span><text:span text:style-name="T5"> state</text:span></text:p>
        </text:list-item>
      </text:list>
      <text:p text:style-name="P19"/>
      <text:p text:style-name="P24">Converting the DFA into a GNFA in the special form</text:p>
      <text:list xml:id="list4596319757224088409" text:style-name="L6">
        <text:list-item>
          <text:p text:style-name="P6"><text:span text:style-name="T6">Add new start state with an</text:span><text:span text:style-name="T6"><draw:frame draw:style-name="fr2" draw:name="Object3" text:anchor-type="as-char" svg:y="-0.217cm" svg:width="0.406cm" svg:height="0.24cm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6">arrow to the old one</text:span></text:p>
        </text:list-item>
        <text:list-item>
          <text:p text:style-name="P6"><text:span text:style-name="T6">Add a new accept state with</text:span><text:span text:style-name="T6"><draw:frame draw:style-name="fr2" draw:name="Object4" text:anchor-type="as-char" svg:y="-0.217cm" svg:width="0.406cm" svg:height="0.24cm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6">form the old ones</text:span></text:p>
        </text:list-item>
        <text:list-item>
          <text:p text:style-name="P6"><text:span text:style-name="T6">Change multiple labels on ar</text:span><text:span text:style-name="T7">r</text:span><text:span text:style-name="T6">o</text:span><text:span text:style-name="T7">w</text:span><text:span text:style-name="T6">s with a single label which is the union of those labels</text:span></text:p>
        </text:list-item>
        <text:list-item>
          <text:p text:style-name="P6"><text:soft-page-break/><text:span text:style-name="T6">Add arrows labeled</text:span><text:span text:style-name="T6"><draw:frame draw:style-name="fr2" draw:name="Object2" text:anchor-type="as-char" svg:y="-0.339cm" svg:width="0.57cm" svg:height="0.423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6">between intermediate states that have no arrows.</text:span></text:p>
        </text:list-item>
      </text:list>
      <text:p text:style-name="P7"><text:span text:style-name="T8"/></text:p>
      <text:p text:style-name="P7"><text:span text:style-name="T8">Note :</text:span></text:p>
      <text:list xml:id="list2216903813290569504" text:style-name="L7">
        <text:list-item>
          <text:p text:style-name="P8"><text:span text:style-name="T9"><text:s/></text:span><text:span text:style-name="T9"><draw:frame draw:style-name="fr3" draw:name="Object9" text:anchor-type="as-char" svg:width="1.453cm" svg:height="0.543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9"> can be written as</text:span><text:span text:style-name="T9"><draw:frame draw:style-name="fr3" draw:name="Object10" text:anchor-type="as-char" svg:width="0.593cm" svg:height="0.459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9">. See 2.20</text:span></text:p>
        </text:list-item>
        <text:list-item>
          <text:p text:style-name="P8"><text:span text:style-name="T9">Using regular expression one can specify picking or not picking an alphabet as </text:span><text:span text:style-name="T9"><draw:frame draw:style-name="fr3" draw:name="Object11" text:anchor-type="as-char" svg:width="1.021cm" svg:height="0.321cm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  </text:list-item>
        <text:list-item>
          <text:p text:style-name="P8"><text:span text:style-name="T9">While constructing a regular expression, go from the DFA to the regular expression.</text:span></text:p>
        </text:list-item>
      </text:list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S PMincho" style:font-size-asian="10.5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31T14:17:34.19</meta:creation-date>
    <dc:date>2013-03-31T14:43:44.27</dc:date>
    <meta:editing-duration>PT14M35S</meta:editing-duration>
    <meta:editing-cycles>9</meta:editing-cycles>
    <meta:generator>LibreOffice/4.0.1.2$Windows_x86 LibreOffice_project/84102822e3d61eb989ddd325abf1ac077904985</meta:generator>
    <meta:document-statistic meta:table-count="0" meta:image-count="0" meta:object-count="27" meta:page-count="2" meta:paragraph-count="44" meta:word-count="391" meta:character-count="2037" meta:non-whitespace-character-count="1714"/>
  </office:meta>
</office:document-meta>
</file>

<file path=Object 1/content.xml><?xml version="1.0" encoding="utf-8"?>
<math xmlns="http://www.w3.org/1998/Math/MathML">
  <semantics>
    <mrow>
      <mo stretchy="false">ϵ</mo>
    </mrow>
    <annotation encoding="StarMath 5.0">%epsilon</annotation>
  </semantics>
</math>
</file>

<file path=Object 10/content.xml><?xml version="1.0" encoding="utf-8"?>
<math xmlns="http://www.w3.org/1998/Math/MathML">
  <semantics>
    <mrow>
      <mrow>
        <mrow>
          <mi>R</mi>
          <mo stretchy="false">∪</mo>
          <mo stretchy="false">∅</mo>
        </mrow>
        <mo stretchy="false">=</mo>
        <mi>R</mi>
      </mrow>
    </mrow>
    <annotation encoding="StarMath 5.0">R union emptyset = R</annotation>
  </semantics>
</math>
</file>

<file path=Object 11/content.xml><?xml version="1.0" encoding="utf-8"?>
<math xmlns="http://www.w3.org/1998/Math/MathML">
  <semantics>
    <mrow>
      <mi>R</mi>
      <mi>.</mi>
      <mrow>
        <mo stretchy="false">ϵ</mo>
        <mo stretchy="false">=</mo>
        <mi>R</mi>
      </mrow>
    </mrow>
    <annotation encoding="StarMath 5.0">R . %epsilon = R</annotation>
  </semantics>
</math>
</file>

<file path=Object 12/content.xml><?xml version="1.0" encoding="utf-8"?>
<math xmlns="http://www.w3.org/1998/Math/MathML">
  <semantics>
    <mrow>
      <mrow>
        <mrow>
          <mi>R</mi>
          <mo stretchy="false">∪</mo>
          <mo stretchy="false">ϵ</mo>
        </mrow>
        <mo stretchy="false">≠</mo>
        <mi>R</mi>
      </mrow>
    </mrow>
    <annotation encoding="StarMath 5.0">R union %epsilon neq R</annotation>
  </semantics>
</math>
</file>

<file path=Object 13/content.xml><?xml version="1.0" encoding="utf-8"?>
<math xmlns="http://www.w3.org/1998/Math/MathML">
  <semantics>
    <mrow>
      <mi>L</mi>
      <mrow>
        <mrow>
          <mo stretchy="false">(</mo>
          <mrow>
            <mrow>
              <mi>R</mi>
              <mo stretchy="false">∪</mo>
              <mo stretchy="false">ϵ</mo>
            </mrow>
          </mrow>
          <mo stretchy="false">)</mo>
        </mrow>
        <mo stretchy="false">=</mo>
        <mo stretchy="false">{</mo>
      </mrow>
      <mn>0,</mn>
      <mo stretchy="false">ϵ</mo>
      <mo stretchy="false">}</mo>
    </mrow>
    <annotation encoding="StarMath 5.0">L(R union %epsilon) = \{0, %epsilon \}</annotation>
  </semantics>
</math>
</file>

<file path=Object 14/content.xml><?xml version="1.0" encoding="utf-8"?>
<math xmlns="http://www.w3.org/1998/Math/MathML">
  <semantics>
    <mrow>
      <mi mathvariant="italic">R.</mi>
      <mrow>
        <mo stretchy="false">∅</mo>
        <mo stretchy="false">=</mo>
        <mo stretchy="false">∅</mo>
      </mrow>
    </mrow>
    <annotation encoding="StarMath 5.0">R. emptyset = emptyset</annotation>
  </semantics>
</math>
</file>

<file path=Object 15/content.xml><?xml version="1.0" encoding="utf-8"?>
<math xmlns="http://www.w3.org/1998/Math/MathML">
  <semantics>
    <mrow>
      <mi>L</mi>
      <mrow>
        <mrow>
          <mo stretchy="false">(</mo>
          <mrow>
            <mi>R</mi>
            <mi>.</mi>
            <mo stretchy="false">∅</mo>
          </mrow>
          <mo stretchy="false">)</mo>
        </mrow>
        <mo stretchy="false">=</mo>
        <mo stretchy="false">∅</mo>
      </mrow>
    </mrow>
    <annotation encoding="StarMath 5.0">L( R . emptyset) = emptyset</annotation>
  </semantics>
</math>
</file>

<file path=Object 16/content.xml><?xml version="1.0" encoding="utf-8"?>
<math xmlns="http://www.w3.org/1998/Math/MathML">
  <semantics>
    <mrow>
      <mrow>
        <msup>
          <mo stretchy="false">∅</mo>
          <mtext>*</mtext>
        </msup>
        <mo stretchy="false">=</mo>
        <mo stretchy="false">ϵ</mo>
      </mrow>
    </mrow>
    <annotation encoding="StarMath 5.0">emptyset^"*" = %epsilon</annotation>
  </semantics>
</math>
</file>

<file path=Object 17/content.xml><?xml version="1.0" encoding="utf-8"?>
<math xmlns="http://www.w3.org/1998/Math/MathML">
  <semantics>
    <mrow>
      <mrow>
        <msub>
          <mi>q</mi>
          <mi mathvariant="italic">accept</mi>
        </msub>
        <mo stretchy="false">∈</mo>
        <mi>Q</mi>
      </mrow>
    </mrow>
    <annotation encoding="StarMath 5.0">q_accept in Q </annotation>
  </semantics>
</math>
</file>

<file path=Object 18/content.xml><?xml version="1.0" encoding="utf-8"?>
<math xmlns="http://www.w3.org/1998/Math/MathML">
  <semantics>
    <mrow>
      <mrow>
        <mi mathvariant="italic">DFA</mi>
        <mo stretchy="false">=</mo>
        <mfenced open="(" close=")">
          <mrow>
            <mi>Q</mi>
            <mi>,</mi>
            <mo stretchy="false">Σ</mo>
            <mi>,</mi>
            <mo stretchy="false">δ</mo>
            <mi>,</mi>
            <msub>
              <mi>q</mi>
              <mi mathvariant="italic">start</mi>
            </msub>
            <mi>,</mi>
            <msub>
              <mi>q</mi>
              <mi mathvariant="italic">accept</mi>
            </msub>
          </mrow>
        </mfenced>
      </mrow>
    </mrow>
    <annotation encoding="StarMath 5.0">DFA = left ( Q, %SIGMA, %delta, q_start, q_accept right )</annotation>
  </semantics>
</math>
</file>

<file path=Object 19/content.xml><?xml version="1.0" encoding="utf-8"?>
<math xmlns="http://www.w3.org/1998/Math/MathML">
  <semantics>
    <mrow>
      <mo stretchy="false">Σ</mo>
    </mrow>
    <annotation encoding="StarMath 5.0">%SIGMA </annotation>
  </semantics>
</math>
</file>

<file path=Object 2/content.xml><?xml version="1.0" encoding="utf-8"?>
<math xmlns="http://www.w3.org/1998/Math/MathML">
  <semantics>
    <mrow>
      <mo stretchy="false">{</mo>
      <mo stretchy="false">ϵ</mo>
      <mo stretchy="false">}</mo>
    </mrow>
    <annotation encoding="StarMath 5.0">\{ %epsilon \}</annotation>
  </semantics>
</math>
</file>

<file path=Object 20/content.xml><?xml version="1.0" encoding="utf-8"?>
<math xmlns="http://www.w3.org/1998/Math/MathML">
  <semantics>
    <mrow>
      <mo stretchy="false">δ</mo>
      <mi mathvariant="normal">:</mi>
      <mrow>
        <mo stretchy="false">(</mo>
        <mrow>
          <mrow>
            <mi>Q</mi>
            <mo stretchy="false">−</mo>
            <mo stretchy="false">{</mo>
          </mrow>
          <msub>
            <mi>q</mi>
            <mi mathvariant="italic">accept</mi>
          </msub>
          <mrow>
            <mrow>
              <mo stretchy="false">}</mo>
              <mo stretchy="false">×</mo>
              <mi>Q</mi>
            </mrow>
            <mo stretchy="false">−</mo>
            <mo stretchy="false">{</mo>
          </mrow>
          <msub>
            <mi>q</mi>
            <mi mathvariant="italic">start</mi>
          </msub>
          <mo stretchy="false">}</mo>
        </mrow>
        <mo stretchy="false">)</mo>
      </mrow>
      <mi>→</mi>
      <mi>R</mi>
    </mrow>
    <annotation encoding="StarMath 5.0">%delta : (Q - \{ q_accept \} times Q - \{ q_start \} ) → R </annotation>
  </semantics>
</math>
</file>

<file path=Object 21/content.xml><?xml version="1.0" encoding="utf-8"?>
<math xmlns="http://www.w3.org/1998/Math/MathML">
  <semantics>
    <mrow>
      <mrow>
        <msub>
          <mi>q</mi>
          <mi mathvariant="italic">start</mi>
        </msub>
        <mo stretchy="false">∈</mo>
        <mi>Q</mi>
      </mrow>
    </mrow>
    <annotation encoding="StarMath 5.0">q_start in Q </annotation>
  </semantics>
</math>
</file>

<file path=Object 22/content.xml><?xml version="1.0" encoding="utf-8"?>
<math xmlns="http://www.w3.org/1998/Math/MathML">
  <semantics>
    <mrow>
      <mo stretchy="false">∅</mo>
    </mrow>
    <annotation encoding="StarMath 5.0">emptyset</annotation>
  </semantics>
</math>
</file>

<file path=Object 23/content.xml><?xml version="1.0" encoding="utf-8"?>
<math xmlns="http://www.w3.org/1998/Math/MathML">
  <semantics>
    <mrow>
      <mo stretchy="false">ϵ</mo>
    </mrow>
    <annotation encoding="StarMath 5.0"> %epsilon </annotation>
  </semantics>
</math>
</file>

<file path=Object 24/content.xml><?xml version="1.0" encoding="utf-8"?>
<math xmlns="http://www.w3.org/1998/Math/MathML">
  <semantics>
    <mrow>
      <mo stretchy="false">ϵ</mo>
    </mrow>
    <annotation encoding="StarMath 5.0"> %epsilon </annotation>
  </semantics>
</math>
</file>

<file path=Object 25/content.xml><?xml version="1.0" encoding="utf-8"?>
<math xmlns="http://www.w3.org/1998/Math/MathML">
  <semantics>
    <mrow>
      <msup>
        <mrow>
          <mo stretchy="false">(</mo>
          <mrow>
            <mrow>
              <mi>a</mi>
              <mo stretchy="false">∪</mo>
              <mi>b</mi>
            </mrow>
          </mrow>
          <mo stretchy="false">)</mo>
        </mrow>
        <mtext>*</mtext>
      </msup>
    </mrow>
    <annotation encoding="StarMath 5.0">(a union b)^"*"</annotation>
  </semantics>
</math>
</file>

<file path=Object 26/content.xml><?xml version="1.0" encoding="utf-8"?>
<math xmlns="http://www.w3.org/1998/Math/MathML">
  <semantics>
    <mrow>
      <msup>
        <mo stretchy="false">Σ</mo>
        <mtext>*</mtext>
      </msup>
    </mrow>
    <annotation encoding="StarMath 5.0"> %SIGMA^"*"</annotation>
  </semantics>
</math>
</file>

<file path=Object 27/content.xml><?xml version="1.0" encoding="utf-8"?>
<math xmlns="http://www.w3.org/1998/Math/MathML">
  <semantics>
    <mrow>
      <mrow>
        <mo stretchy="false">ϵ</mo>
        <mo stretchy="false">∪</mo>
        <mo stretchy="false">Σ</mo>
      </mrow>
    </mrow>
    <annotation encoding="StarMath 5.0">%epsilon union %SIGMA</annotation>
  </semantics>
</math>
</file>

<file path=Object 3/content.xml><?xml version="1.0" encoding="utf-8"?>
<math xmlns="http://www.w3.org/1998/Math/MathML">
  <semantics>
    <mrow>
      <mo stretchy="false">∅</mo>
    </mrow>
    <annotation encoding="StarMath 5.0">emptyset</annotation>
  </semantics>
</math>
</file>

<file path=Object 4/content.xml><?xml version="1.0" encoding="utf-8"?>
<math xmlns="http://www.w3.org/1998/Math/MathML">
  <semantics>
    <mrow>
      <mrow>
        <msub>
          <mi>R</mi>
          <mn>1</mn>
        </msub>
        <mo stretchy="false">∪</mo>
        <msub>
          <mi>R</mi>
          <mn>2</mn>
        </msub>
      </mrow>
    </mrow>
    <annotation encoding="StarMath 5.0">R_1 union R_2</annotation>
  </semantics>
</math>
</file>

<file path=Object 5/content.xml><?xml version="1.0" encoding="utf-8"?>
<math xmlns="http://www.w3.org/1998/Math/MathML">
  <semantics>
    <mrow>
      <mrow>
        <msub>
          <mi>R</mi>
          <mn>1</mn>
        </msub>
        <mo stretchy="false">∪</mo>
        <msub>
          <mi>R</mi>
          <mn>2</mn>
        </msub>
      </mrow>
    </mrow>
    <annotation encoding="StarMath 5.0"> R_1 union R_2</annotation>
  </semantics>
</math>
</file>

<file path=Object 6/content.xml><?xml version="1.0" encoding="utf-8"?>
<math xmlns="http://www.w3.org/1998/Math/MathML">
  <semantics>
    <mrow>
      <mrow>
        <msub>
          <mi>R</mi>
          <mn>1</mn>
        </msub>
        <mo stretchy="false">⋅</mo>
        <msub>
          <mi>R</mi>
          <mn>2</mn>
        </msub>
      </mrow>
    </mrow>
    <annotation encoding="StarMath 5.0">R_1 cdot R_2</annotation>
  </semantics>
</math>
</file>

<file path=Object 7/content.xml><?xml version="1.0" encoding="utf-8"?>
<math xmlns="http://www.w3.org/1998/Math/MathML">
  <semantics>
    <mrow>
      <mrow>
        <mi>L</mi>
        <mo stretchy="false">=</mo>
        <mo stretchy="false">{</mo>
      </mrow>
      <mrow>
        <mrow>
          <mi>w</mi>
          <mo stretchy="false">∣</mo>
          <mi>w</mi>
        </mrow>
        <mo stretchy="false">=</mo>
        <mrow>
          <msub>
            <mi>R</mi>
            <mn>1</mn>
          </msub>
          <mo stretchy="false">⋅</mo>
          <msub>
            <mi>R</mi>
            <mn>2</mn>
          </msub>
        </mrow>
      </mrow>
      <mo stretchy="false">}</mo>
    </mrow>
    <annotation encoding="StarMath 5.0"> L = \{ w divides w = R_1 cdot R_2 \}</annotation>
  </semantics>
</math>
</file>

<file path=Object 8/content.xml><?xml version="1.0" encoding="utf-8"?>
<math xmlns="http://www.w3.org/1998/Math/MathML">
  <semantics>
    <mrow>
      <msubsup>
        <mi>R</mi>
        <mn>1</mn>
        <mtext>*</mtext>
      </msubsup>
    </mrow>
    <annotation encoding="StarMath 5.0">R_1^"*"</annotation>
  </semantics>
</math>
</file>

<file path=Object 9/content.xml><?xml version="1.0" encoding="utf-8"?>
<math xmlns="http://www.w3.org/1998/Math/MathML">
  <semantics>
    <mrow>
      <mrow>
        <mi>L</mi>
        <mo stretchy="false">=</mo>
        <mo stretchy="false">{</mo>
      </mrow>
      <mrow>
        <mrow>
          <mi>w</mi>
          <mo stretchy="false">∣</mo>
          <mi>w</mi>
        </mrow>
        <mo stretchy="false">=</mo>
        <msubsup>
          <mi>R</mi>
          <mn>1</mn>
          <mtext>*</mtext>
        </msubsup>
      </mrow>
      <mo stretchy="false">}</mo>
    </mrow>
    <annotation encoding="StarMath 5.0"> L = \{ w divides w = R_1^"*"\}</annotation>
  </semantics>
</math>
</file>